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14pt"/>
    </style:style>
    <style:style style:name="co3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Inductive Reactance (Ohms)</text:p>
          </table:table-cell>
          <table:table-cell office:value-type="string" calcext:value-type="string">
            <text:p>Angular Freq (rad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1711" calcext:value-type="float">
            <text:p>0.00031711</text:p>
          </table:table-cell>
          <table:table-cell office:value-type="float" office:value="6.283" calcext:value-type="float">
            <text:p>6.2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62.832" calcext:value-type="float">
            <text:p>62.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71061" calcext:value-type="float">
            <text:p>0.03171061</text:p>
          </table:table-cell>
          <table:table-cell office:value-type="float" office:value="628.319" calcext:value-type="float">
            <text:p>628.3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1710608" calcext:value-type="float">
            <text:p>0.31710608</text:p>
          </table:table-cell>
          <table:table-cell office:value-type="float" office:value="6283.185" calcext:value-type="float">
            <text:p>6283.1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7106" calcext:value-type="float">
            <text:p>3.17106</text:p>
          </table:table-cell>
          <table:table-cell office:value-type="float" office:value="62831.853" calcext:value-type="float">
            <text:p>62831.8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71061" calcext:value-type="float">
            <text:p>31.71061</text:p>
          </table:table-cell>
          <table:table-cell office:value-type="float" office:value="628318.531" calcext:value-type="float">
            <text:p>628318.53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17.10608" calcext:value-type="float">
            <text:p>317.10608</text:p>
          </table:table-cell>
          <table:table-cell table:style-name="ce2" office:value-type="string" calcext:value-type="string">
            <text:p>6.283 × 10+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171.06" calcext:value-type="float">
            <text:p>3171.06</text:p>
          </table:table-cell>
          <table:table-cell table:style-name="ce2" office:value-type="string" calcext:value-type="string">
            <text:p>6.283 × 10+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 calcext:value-type="string">
            <text:p>Frequency</text:p>
          </table:table-cell>
          <table:table-cell office:value-type="string" calcext:value-type="string">
            <text:p>Turn Ratio </text:p>
          </table:table-cell>
          <table:table-cell table:style-name="ce3" office:value-type="string" calcext:value-type="string">
            <text:p>Secondary Turns, Ns ( Assuming 10 primary turns 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7.082 : 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5.57 : 1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9.709 : 1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2.557 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3.971 :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1.256 : 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1 : 2.518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string" calcext:value-type="string">
            <text:p>1 : 7.964 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3:22:04.506000000</meta:creation-date>
    <dc:date>2020-08-13T21:46:04.893000000</dc:date>
    <meta:editing-duration>PT47S</meta:editing-duration>
    <meta:editing-cycles>1</meta:editing-cycles>
    <meta:document-statistic meta:table-count="1" meta:cell-count="54" meta:object-count="0"/>
    <meta:generator>LibreOffice/5.2.0.4$Windows_x86 LibreOffice_project/066b007f5ebcc236395c7d282ba488bca6720265</meta:generator>
  </office:meta>
</office:document-meta>
</file>